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76d" officeooo:paragraph-rsid="0019676d"/>
    </style:style>
    <style:style style:name="P2" style:family="paragraph" style:parent-style-name="Standard" style:list-style-name="L1">
      <style:text-properties officeooo:rsid="0019676d" officeooo:paragraph-rsid="0019676d"/>
    </style:style>
    <style:style style:name="P3" style:family="paragraph" style:parent-style-name="Standard" style:list-style-name="L1">
      <style:text-properties fo:font-weight="bold" officeooo:rsid="0019676d" officeooo:paragraph-rsid="0019676d" style:font-weight-asian="bold" style:font-weight-complex="bold"/>
    </style:style>
    <style:style style:name="P4" style:family="paragraph" style:parent-style-name="Standard" style:list-style-name="L1">
      <style:text-properties fo:font-weight="bold" officeooo:rsid="001a380c" officeooo:paragraph-rsid="001a380c" style:font-weight-asian="bold" style:font-weight-complex="bold"/>
    </style:style>
    <style:style style:name="P5" style:family="paragraph" style:parent-style-name="Standard">
      <style:text-properties fo:font-size="22pt" style:text-underline-style="solid" style:text-underline-width="auto" style:text-underline-color="font-color" fo:font-weight="bold" officeooo:rsid="0019676d" officeooo:paragraph-rsid="0019676d" style:font-size-asian="22pt" style:font-weight-asian="bold" style:font-size-complex="22pt" style:font-weight-complex="bold"/>
    </style:style>
    <style:style style:name="P6" style:family="paragraph" style:parent-style-name="Standard" style:list-style-name="L1">
      <style:text-properties fo:font-weight="normal" officeooo:rsid="0019676d" officeooo:paragraph-rsid="0019676d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a380c" officeooo:paragraph-rsid="001a380c" style:font-weight-asian="normal" style:font-weight-complex="normal"/>
    </style:style>
    <style:style style:name="T1" style:family="text">
      <style:text-properties officeooo:rsid="001b9375"/>
    </style:style>
    <style:style style:name="T2" style:family="text">
      <style:text-properties officeooo:rsid="001bb9b1"/>
    </style:style>
    <style:style style:name="T3" style:family="text">
      <style:text-properties officeooo:rsid="001cdcac"/>
    </style:style>
    <style:style style:name="T4" style:family="text">
      <style:text-properties officeooo:rsid="001d24a2"/>
    </style:style>
    <style:style style:name="T5" style:family="text">
      <style:text-properties officeooo:rsid="001db561"/>
    </style:style>
    <style:style style:name="T6" style:family="text">
      <style:text-properties fo:color="#9cdcfe" loext:opacity="100%" style:font-name="Droid Sans Mono" fo:font-size="10.5pt" officeooo:rsid="001db561" fo:background-color="#1e1e1e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umentazione “Pokemon Weakness Calculator”</text:p>
      <text:p text:style-name="P1"/>
      <text:p text:style-name="P1">Lista dei file js e loro contenuto:</text:p>
      <text:list xml:id="list4090273102" text:style-name="L1">
        <text:list-header>
          <text:p text:style-name="P2"/>
        </text:list-header>
        <text:list-item>
          <text:p text:style-name="P3">variables.js</text:p>
          <text:p text:style-name="P6">Contiene la dichiarazione di tutte le variabili utilizzate nel file “weaknessCalculator.js”. <text:span text:style-name="T2">Inoltre contiene una funzione che resetta il valore di tutte le variabili al loro valore di default.</text:span></text:p>
          <text:p text:style-name="P6"/>
        </text:list-item>
        <text:list-item>
          <text:p text:style-name="P3">weaknessCalculator.js</text:p>
          <text:p text:style-name="P6">File principale del progetto che si occupa dell’effettivo calcolo delle debolezze/resistenze dei pokemon.</text:p>
          <text:p text:style-name="P6"/>
        </text:list-item>
        <text:list-item>
          <text:p text:style-name="P3">textParser.js</text:p>
          <text:p text:style-name="P7">Si occupa di estrapolare e trascrivere le informazioni dal testo copy-paste del team di showdown. In particolare si occupa di “tradurre” queste informazioni nel formato utilizzato da PokeAPI, a cui l’applicazione fa richiesta per ottenere informazioni sulle tipologie dei pokemon e ottenere le loro immagini. <text:span text:style-name="T4">Le info del copy/paste di showdown sono definite “raw” </text:span><text:span text:style-name="T5">e sono contenute in “pokemonTextRaw”; una volta elaborate, le informazioni verranno copiate in “pokemons”.</text:span></text:p>
          <text:p text:style-name="P7"/>
        </text:list-item>
        <text:list-item>
          <text:p text:style-name="P4">pokemonCards.js</text:p>
          <text:p text:style-name="P7">Costruisce le card dei pokemon all’interno della pagina html. Ogni card contiene le seguenti informazioni su ogni pokemon: nome, immagine, <text:span text:style-name="T3">oggetto, abilità, </text:span>mosse, debolezze, resistenze, immunità.</text:p>
          <text:p text:style-name="P7"/>
        </text:list-item>
        <text:list-item>
          <text:p text:style-name="P4"><text:span text:style-name="T1">te</text:span>amWeaknessGraph.js</text:p>
          <text:p text:style-name="P7">Costruisce i grafici di riassuntivi di debolezze/resistenze del team sia offensivamente che difensivamente. I grafici vengono costruiti tramite la libreria “<text:span text:style-name="T1">chartjs”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6:01:27.348134481</meta:creation-date>
    <dc:date>2022-02-16T17:16:14.202616765</dc:date>
    <meta:editing-duration>PT52M24S</meta:editing-duration>
    <meta:editing-cycles>6</meta:editing-cycles>
    <meta:generator>LibreOffice/7.1.7.2$Linux_X86_64 LibreOffice_project/10$Build-2</meta:generator>
    <meta:document-statistic meta:table-count="0" meta:image-count="0" meta:object-count="0" meta:page-count="1" meta:paragraph-count="17" meta:word-count="187" meta:character-count="1304" meta:non-whitespace-character-count="1144"/>
  </office:meta>
</office:document-meta>
</file>